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200000169000000FDEC192CBC.eps"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Monospace"/>
    </style:style>
    <style:style style:name="P2" style:family="paragraph" style:parent-style-name="Standard">
      <style:text-properties style:font-name="Monospace"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fter inspecting the code for running the OpenCL encryption algorithm, it's clear that the code was not being called with the proper arguments, which may explain the degradation in throughput for larger input sizes in my previous (though limited) experiment on the Nexus 4. <text:s/></text:p>
      <text:p text:style-name="Standard"/>
      <text:p text:style-name="Standard">In particular, I investigated more about the OpenCL programming model. <text:s/>The OpenCL programming model defines work-items to be an executing instance of an OpenCL kernel (assigned a local id), and work-groups to be equally sized groups of work-items (assigned a global id). <text:s/>The OpenCL model ensures that work-items within a work-group will execute concurrently, but provides no guarantees whether work-groups will execute concurrently or serially. <text:s/>When you execute an OpenCL kernel, you specify the number of work groups, and the number of work items with each work group. <text:s/>All work-items within a group each get a unique local id, but they all get the same global id (unique from other groups). <text:s/>The work-items then make use of their local and global ids to appropriately divide up the work, and can make use of synchronization constructs like a work-group barrier to synchronize their execution (but only for work-items within the same group).</text:p>
      <text:p text:style-name="Standard"/>
      <text:p text:style-name="Standard">The OpenCL encrypt kernel is implemented using a data parallel model. <text:s/>In particular, it only makes use of the global id of a work-group to index itself into the input array at a particular position (e.g. Index 0 of the input array), with one work-group instance being responsible for encrypting an entry of the input array. <text:s/>The kernel also makes use of the vector instruction set of the GPU to increase the number of bytes that a single “entry” in the input array corresponds to. <text:s/>In particular, <text:s/>in addition to traditional analogs to C data types like uint (a 32-bit integer for a total of 4 bytes), there are vector data types like uint4 (4 32-bit integers, for total of 16 bytes). <text:s/>Using these vector types, a single work-item can operate on 16 bytes at once, whereas a traditional CPU would operate on 4 bytes at once. <text:s/>Thus, given an input array of N bytes, we only need N/16 work-groups of 1 work-item each to encrypt an input array. <text:s/>Hence, in this implementation, the local id is ignored, since a work-group only consists of a single work-item.</text:p>
      <text:p text:style-name="Standard"/>
      <text:p text:style-name="Standard">The error I found in the code was that multiple work-items were being allocated to a group, with the number of work-groups being equal to the input array size. <text:s/>This means that work-items were encrypting entries multiple times (arbitrairily the maximum available). <text:s/>I corrected this to use 1 work-item, and N/16 work-groups. <text:s/>Another issue was that the input array was being allocated on the stack rather than the heap, which would cause a segmentation fault to occur for only input array size of 8MB.</text:p>
      <text:p text:style-name="Standard"/>
      <text:p text:style-name="Standard">I switched to using the MotoX, which uses Android 4.2 and has the OpenCL libraries. <text:s/>I immediately discovered that I no longer had the issue of the device forcefully rebooting for sufficiently long running OpenCL kernels. <text:s/>Thus, I conducted the OpenCL encryption on larger input sizes. <text:s/>Since the implementation uses input arrays that are a multiple of 16 bytes, I started with 16 bytes incremented by powers of two up to 512 MB, for total of 26 samples.</text:p>
      <text:p text:style-name="Standard"/>
      <text:p text:style-name="Standard"><draw:frame draw:style-name="fr1" draw:name="graphics1" text:anchor-type="paragraph" svg:width="15.388cm" svg:height="10.336cm" draw:z-index="0"><draw:image xlink:href="Pictures/2000000200000169000000FDEC192CBC.eps" xlink:type="simple" xlink:show="embed" xlink:actuate="onLoad"/></draw:frame><text:soft-page-break/>The summary statistics for the throughput (measured in bytes encrypted per millisecond) are given below:</text:p>
      <text:p text:style-name="Standard"/>
      <text:p text:style-name="P2">Statistic <text:s text:c="3"/>Throughput (bytes/ms)</text:p>
      <text:p text:style-name="P1">Minimum <text:s text:c="5"/>58.18 <text:s text:c="2"/></text:p>
      <text:p text:style-name="P1">1st Quartile 2681.36 </text:p>
      <text:p text:style-name="P1">Median <text:s text:c="6"/>7480.30 </text:p>
      <text:p text:style-name="P1">Mean <text:s text:c="8"/>5935.56 </text:p>
      <text:p text:style-name="P1">3rd Quartile 9036.79 </text:p>
      <text:p text:style-name="P1">Maximum <text:s text:c="5"/>9266.89 </text:p>
      <text:p text:style-name="Standard"/>
      <text:p text:style-name="Standard">From the graph, we see that for initial input sizes of 16 bytes up to 4MB (which encompasses the range of throughput on the y-axis from 0 bytes/ms to just less than 9000 bytes/ms), we get increasing gains in throughput. For input sizes larger than 4MB (points just above 9000 bytes/ms), our gains in throughput level off around 9000 bytes/ms, and reach a maximum of throughput of 9266.89 bytes/ms. That is, we are able to achieve a maximum encryption throughput of 8.84MB/second at an input size of 512MB. Given an memory of 2GB, it would take 231.67 seconds (3 minutes and 52 seconds) to encrypt the entire device memory at this through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mes </meta:initial-creator>
    <meta:creation-date>2013-11-05T21:14:00</meta:creation-date>
    <dc:date>2013-11-05T22:47:37</dc:date>
    <dc:creator>James </dc:creator>
    <meta:editing-duration>PT1H20M17S</meta:editing-duration>
    <meta:editing-cycles>38</meta:editing-cycles>
    <meta:generator>LibreOffice/3.5$Linux_X86_64 LibreOffice_project/350m1$Build-2</meta:generator>
    <meta:document-statistic meta:table-count="0" meta:image-count="1" meta:object-count="0" meta:page-count="2" meta:paragraph-count="14" meta:word-count="688" meta:character-count="4134" meta:non-whitespace-character-count="3405"/>
  </office:meta>
</office:document-meta>
</file>